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man Old Style" svg:font-family="'Bookman Old Style', 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1d46" officeooo:paragraph-rsid="001edc4e"/>
    </style:style>
    <style:style style:name="P2" style:family="paragraph" style:parent-style-name="Standard">
      <style:paragraph-properties fo:text-align="start" style:justify-single-word="false"/>
      <style:text-properties officeooo:rsid="001d1d46" officeooo:paragraph-rsid="001edc4e"/>
    </style:style>
    <style:style style:name="P3" style:family="paragraph" style:parent-style-name="Standard">
      <style:text-properties officeooo:rsid="001edc4e" officeooo:paragraph-rsid="001edc4e"/>
    </style:style>
    <style:style style:name="P4" style:family="paragraph" style:parent-style-name="Standard">
      <style:text-properties fo:font-weight="bold" officeooo:rsid="001d1d46" officeooo:paragraph-rsid="001d1d46" style:font-weight-asian="bold" style:font-weight-complex="bold"/>
    </style:style>
    <style:style style:name="P5" style:family="paragraph" style:parent-style-name="Standard">
      <style:text-properties fo:font-weight="bold" officeooo:rsid="001d1d46" officeooo:paragraph-rsid="001edc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edc4e" officeooo:paragraph-rsid="001edc4e"/>
    </style:style>
    <style:style style:name="P7" style:family="paragraph" style:parent-style-name="Standard">
      <style:text-properties officeooo:rsid="00235265" officeooo:paragraph-rsid="00235265"/>
    </style:style>
    <style:style style:name="P8" style:family="paragraph" style:parent-style-name="Table_20_Contents">
      <style:text-properties officeooo:rsid="001edc4e" officeooo:paragraph-rsid="001fca76"/>
    </style:style>
    <style:style style:name="P9" style:family="paragraph" style:parent-style-name="Table_20_Contents">
      <style:text-properties officeooo:rsid="001fca76" officeooo:paragraph-rsid="001fca76"/>
    </style:style>
    <style:style style:name="P10" style:family="paragraph" style:parent-style-name="Table_20_Contents">
      <style:text-properties fo:font-weight="bold" officeooo:rsid="00235265" officeooo:paragraph-rsid="00235265" style:font-weight-asian="bold" style:font-weight-complex="bold"/>
    </style:style>
    <style:style style:name="P11" style:family="paragraph" style:parent-style-name="Table_20_Contents">
      <style:text-properties fo:font-weight="bold" officeooo:rsid="00242f6a" officeooo:paragraph-rsid="00242f6a" style:font-weight-asian="bold" style:font-weight-complex="bold"/>
    </style:style>
    <style:style style:name="P12" style:family="paragraph" style:parent-style-name="Table_20_Contents">
      <style:text-properties fo:font-weight="normal" officeooo:rsid="00235265" officeooo:paragraph-rsid="00235265" style:font-weight-asian="normal" style:font-weight-complex="normal"/>
    </style:style>
    <style:style style:name="P13" style:family="paragraph" style:parent-style-name="Table_20_Contents">
      <style:text-properties fo:font-weight="normal" officeooo:rsid="00242f6a" officeooo:paragraph-rsid="00242f6a" style:font-weight-asian="normal" style:font-weight-complex="normal"/>
    </style:style>
    <style:style style:name="P14" style:family="paragraph" style:parent-style-name="Standard">
      <style:text-properties fo:font-weight="bold" officeooo:rsid="001edc4e" officeooo:paragraph-rsid="001edc4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1edc4e" officeooo:paragraph-rsid="001edc4e"/>
    </style:style>
    <style:style style:name="P16" style:family="paragraph" style:parent-style-name="Table_20_Contents" style:list-style-name="L1">
      <style:text-properties officeooo:rsid="001edc4e" officeooo:paragraph-rsid="001fca76"/>
    </style:style>
    <style:style style:name="P17" style:family="paragraph" style:parent-style-name="Table_20_Contents" style:list-style-name="L2">
      <style:text-properties officeooo:rsid="001edc4e" officeooo:paragraph-rsid="001fca76"/>
    </style:style>
    <style:style style:name="P18" style:family="paragraph" style:parent-style-name="Table_20_Contents" style:list-style-name="L3">
      <style:text-properties officeooo:rsid="001edc4e" officeooo:paragraph-rsid="001fca76"/>
    </style:style>
    <style:style style:name="P19" style:family="paragraph" style:parent-style-name="Table_20_Contents" style:list-style-name="L4">
      <style:text-properties officeooo:rsid="001edc4e" officeooo:paragraph-rsid="001fca76"/>
    </style:style>
    <style:style style:name="P20" style:family="paragraph" style:parent-style-name="Table_20_Contents" style:list-style-name="L5">
      <style:text-properties officeooo:rsid="001edc4e" officeooo:paragraph-rsid="001fca76"/>
    </style:style>
    <style:style style:name="P21" style:family="paragraph" style:parent-style-name="Table_20_Contents" style:list-style-name="L6">
      <style:text-properties officeooo:rsid="001edc4e" officeooo:paragraph-rsid="001fca76"/>
    </style:style>
    <style:style style:name="P22" style:family="paragraph" style:parent-style-name="Table_20_Contents" style:list-style-name="L7">
      <style:text-properties officeooo:rsid="001edc4e" officeooo:paragraph-rsid="001fca76"/>
    </style:style>
    <style:style style:name="P23" style:family="paragraph" style:parent-style-name="Table_20_Contents" style:list-style-name="L8">
      <style:text-properties officeooo:rsid="001edc4e" officeooo:paragraph-rsid="001fca76"/>
    </style:style>
    <style:style style:name="P24" style:family="paragraph" style:parent-style-name="Table_20_Contents" style:list-style-name="L9">
      <style:text-properties officeooo:rsid="001edc4e" officeooo:paragraph-rsid="001fca76"/>
    </style:style>
    <style:style style:name="P25" style:family="paragraph" style:parent-style-name="Table_20_Contents" style:list-style-name="L10">
      <style:text-properties officeooo:rsid="001edc4e" officeooo:paragraph-rsid="001fca76"/>
    </style:style>
    <style:style style:name="P26" style:family="paragraph" style:parent-style-name="Table_20_Contents" style:list-style-name="L11">
      <style:text-properties officeooo:rsid="001fca76" officeooo:paragraph-rsid="001fca76"/>
    </style:style>
    <style:style style:name="P27" style:family="paragraph" style:parent-style-name="Table_20_Contents" style:list-style-name="L12">
      <style:text-properties officeooo:rsid="001fca76" officeooo:paragraph-rsid="001fca76"/>
    </style:style>
    <style:style style:name="P28" style:family="paragraph" style:parent-style-name="Table_20_Contents" style:list-style-name="L13">
      <style:text-properties officeooo:rsid="001fca76" officeooo:paragraph-rsid="001fca76"/>
    </style:style>
    <style:style style:name="P29" style:family="paragraph" style:parent-style-name="Table_20_Contents" style:list-style-name="L14">
      <style:text-properties officeooo:rsid="001fca76" officeooo:paragraph-rsid="001fca76"/>
    </style:style>
    <style:style style:name="P30" style:family="paragraph" style:parent-style-name="Table_20_Contents" style:list-style-name="L15">
      <style:text-properties officeooo:rsid="001fca76" officeooo:paragraph-rsid="001fca76"/>
    </style:style>
    <style:style style:name="P31" style:family="paragraph" style:parent-style-name="Table_20_Contents" style:list-style-name="L16">
      <style:text-properties officeooo:rsid="001fca76" officeooo:paragraph-rsid="001fca76"/>
    </style:style>
    <style:style style:name="P32" style:family="paragraph" style:parent-style-name="Table_20_Contents" style:list-style-name="L17">
      <style:text-properties fo:font-weight="normal" officeooo:rsid="00235265" officeooo:paragraph-rsid="00235265" style:font-weight-asian="normal" style:font-weight-complex="normal"/>
    </style:style>
    <style:style style:name="P33" style:family="paragraph" style:parent-style-name="Table_20_Contents" style:list-style-name="L18">
      <style:text-properties fo:font-weight="normal" officeooo:rsid="00235265" officeooo:paragraph-rsid="00235265" style:font-weight-asian="normal" style:font-weight-complex="normal"/>
    </style:style>
    <style:style style:name="P34" style:family="paragraph" style:parent-style-name="Table_20_Contents" style:list-style-name="L19">
      <style:text-properties fo:font-weight="normal" officeooo:rsid="00235265" officeooo:paragraph-rsid="00235265" style:font-weight-asian="normal" style:font-weight-complex="normal"/>
    </style:style>
    <style:style style:name="P35" style:family="paragraph" style:parent-style-name="Table_20_Contents" style:list-style-name="L20">
      <style:text-properties fo:font-weight="normal" officeooo:rsid="00235265" officeooo:paragraph-rsid="00235265" style:font-weight-asian="normal" style:font-weight-complex="normal"/>
    </style:style>
    <style:style style:name="P36" style:family="paragraph" style:parent-style-name="Table_20_Contents" style:list-style-name="L21">
      <style:text-properties fo:font-weight="normal" officeooo:rsid="00235265" officeooo:paragraph-rsid="00235265" style:font-weight-asian="normal" style:font-weight-complex="normal"/>
    </style:style>
    <style:style style:name="P37" style:family="paragraph" style:parent-style-name="Table_20_Contents" style:list-style-name="L22">
      <style:text-properties fo:font-weight="normal" officeooo:rsid="00235265" officeooo:paragraph-rsid="00235265" style:font-weight-asian="normal" style:font-weight-complex="normal"/>
    </style:style>
    <style:style style:name="P38" style:family="paragraph" style:parent-style-name="Table_20_Contents" style:list-style-name="L23">
      <style:text-properties fo:font-weight="normal" officeooo:rsid="00235265" officeooo:paragraph-rsid="00235265" style:font-weight-asian="normal" style:font-weight-complex="normal"/>
    </style:style>
    <style:style style:name="P39" style:family="paragraph" style:parent-style-name="Table_20_Contents" style:list-style-name="L24">
      <style:text-properties fo:font-weight="normal" officeooo:rsid="00235265" officeooo:paragraph-rsid="00235265" style:font-weight-asian="normal" style:font-weight-complex="normal"/>
    </style:style>
    <style:style style:name="P40" style:family="paragraph" style:parent-style-name="Table_20_Contents" style:list-style-name="L25">
      <style:text-properties fo:font-weight="normal" officeooo:rsid="00235265" officeooo:paragraph-rsid="00235265" style:font-weight-asian="normal" style:font-weight-complex="normal"/>
    </style:style>
    <style:style style:name="P41" style:family="paragraph" style:parent-style-name="Table_20_Contents" style:list-style-name="L26">
      <style:text-properties fo:font-weight="normal" officeooo:rsid="00235265" officeooo:paragraph-rsid="00235265" style:font-weight-asian="normal" style:font-weight-complex="normal"/>
    </style:style>
    <style:style style:name="P42" style:family="paragraph" style:parent-style-name="Table_20_Contents" style:list-style-name="L27">
      <style:text-properties fo:font-weight="normal" officeooo:rsid="00235265" officeooo:paragraph-rsid="00235265" style:font-weight-asian="normal" style:font-weight-complex="normal"/>
    </style:style>
    <style:style style:name="P43" style:family="paragraph" style:parent-style-name="Table_20_Contents" style:list-style-name="L28">
      <style:text-properties fo:font-weight="normal" officeooo:rsid="00235265" officeooo:paragraph-rsid="00235265" style:font-weight-asian="normal" style:font-weight-complex="normal"/>
    </style:style>
    <style:style style:name="P44" style:family="paragraph" style:parent-style-name="Table_20_Contents" style:list-style-name="L29">
      <style:text-properties fo:font-weight="normal" officeooo:rsid="00235265" officeooo:paragraph-rsid="00235265" style:font-weight-asian="normal" style:font-weight-complex="normal"/>
    </style:style>
    <style:style style:name="P45" style:family="paragraph" style:parent-style-name="Table_20_Contents" style:list-style-name="L30">
      <style:text-properties fo:font-weight="normal" officeooo:rsid="00235265" officeooo:paragraph-rsid="00235265" style:font-weight-asian="normal" style:font-weight-complex="normal"/>
    </style:style>
    <style:style style:name="P46" style:family="paragraph" style:parent-style-name="Table_20_Contents" style:list-style-name="L31">
      <style:text-properties fo:font-weight="normal" officeooo:rsid="00235265" officeooo:paragraph-rsid="00235265" style:font-weight-asian="normal" style:font-weight-complex="normal"/>
    </style:style>
    <style:style style:name="P47" style:family="paragraph" style:parent-style-name="Table_20_Contents" style:list-style-name="L32">
      <style:text-properties fo:font-weight="normal" officeooo:rsid="00235265" officeooo:paragraph-rsid="00235265" style:font-weight-asian="normal" style:font-weight-complex="normal"/>
    </style:style>
    <style:style style:name="P48" style:family="paragraph" style:parent-style-name="Table_20_Contents" style:list-style-name="L33">
      <style:text-properties fo:font-weight="normal" officeooo:rsid="00235265" officeooo:paragraph-rsid="00235265" style:font-weight-asian="normal" style:font-weight-complex="normal"/>
    </style:style>
    <style:style style:name="P49" style:family="paragraph" style:parent-style-name="Table_20_Contents">
      <style:text-properties fo:font-weight="normal" officeooo:rsid="00235265" officeooo:paragraph-rsid="00235265" style:font-weight-asian="normal" style:font-weight-complex="normal"/>
    </style:style>
    <style:style style:name="P50" style:family="paragraph" style:parent-style-name="Table_20_Contents" style:list-style-name="L34">
      <style:text-properties fo:font-weight="normal" officeooo:rsid="00235265" officeooo:paragraph-rsid="00235265" style:font-weight-asian="normal" style:font-weight-complex="normal"/>
    </style:style>
    <style:style style:name="P51" style:family="paragraph" style:parent-style-name="Table_20_Contents" style:list-style-name="L35">
      <style:text-properties fo:font-weight="normal" officeooo:rsid="00235265" officeooo:paragraph-rsid="00235265" style:font-weight-asian="normal" style:font-weight-complex="normal"/>
    </style:style>
    <style:style style:name="P52" style:family="paragraph" style:parent-style-name="Table_20_Contents" style:list-style-name="L36">
      <style:text-properties fo:font-weight="normal" officeooo:rsid="00235265" officeooo:paragraph-rsid="00235265" style:font-weight-asian="normal" style:font-weight-complex="normal"/>
    </style:style>
    <style:style style:name="P53" style:family="paragraph" style:parent-style-name="Table_20_Contents" style:list-style-name="L37">
      <style:text-properties fo:font-weight="normal" officeooo:rsid="00235265" officeooo:paragraph-rsid="00235265" style:font-weight-asian="normal" style:font-weight-complex="normal"/>
    </style:style>
    <style:style style:name="P54" style:family="paragraph" style:parent-style-name="Table_20_Contents" style:list-style-name="L38">
      <style:text-properties fo:font-weight="normal" officeooo:rsid="00235265" officeooo:paragraph-rsid="00235265" style:font-weight-asian="normal" style:font-weight-complex="normal"/>
    </style:style>
    <style:style style:name="P55" style:family="paragraph" style:parent-style-name="Table_20_Contents" style:list-style-name="L39">
      <style:text-properties fo:font-weight="normal" officeooo:rsid="00235265" officeooo:paragraph-rsid="00235265" style:font-weight-asian="normal" style:font-weight-complex="normal"/>
    </style:style>
    <style:style style:name="P56" style:family="paragraph" style:parent-style-name="Table_20_Contents" style:list-style-name="L40">
      <style:text-properties fo:font-weight="normal" officeooo:rsid="00235265" officeooo:paragraph-rsid="00235265" style:font-weight-asian="normal" style:font-weight-complex="normal"/>
    </style:style>
    <style:style style:name="P57" style:family="paragraph" style:parent-style-name="Table_20_Contents" style:list-style-name="L41">
      <style:text-properties fo:font-weight="normal" officeooo:rsid="00235265" officeooo:paragraph-rsid="00235265" style:font-weight-asian="normal" style:font-weight-complex="normal"/>
    </style:style>
    <style:style style:name="P58" style:family="paragraph" style:parent-style-name="Table_20_Contents" style:list-style-name="L42">
      <style:text-properties fo:font-weight="normal" officeooo:rsid="00235265" officeooo:paragraph-rsid="00235265" style:font-weight-asian="normal" style:font-weight-complex="normal"/>
    </style:style>
    <style:style style:name="P59" style:family="paragraph" style:parent-style-name="Table_20_Contents">
      <style:text-properties fo:font-weight="normal" officeooo:rsid="00242f6a" officeooo:paragraph-rsid="00242f6a" style:font-weight-asian="normal" style:font-weight-complex="normal"/>
    </style:style>
    <style:style style:name="P60" style:family="paragraph" style:parent-style-name="Table_20_Contents">
      <style:text-properties fo:font-weight="normal" officeooo:rsid="00250623" officeooo:paragraph-rsid="00250623" style:font-weight-asian="normal" style:font-weight-complex="normal"/>
    </style:style>
    <style:style style:name="P61" style:family="paragraph" style:parent-style-name="Table_20_Contents" style:list-style-name="L58">
      <style:text-properties fo:font-weight="normal" officeooo:rsid="00250623" officeooo:paragraph-rsid="00250623" style:font-weight-asian="normal" style:font-weight-complex="normal"/>
    </style:style>
    <style:style style:name="P62" style:family="paragraph" style:parent-style-name="Table_20_Contents" style:list-style-name="L61">
      <style:text-properties fo:font-weight="normal" officeooo:rsid="00250623" officeooo:paragraph-rsid="00250623" style:font-weight-asian="normal" style:font-weight-complex="normal"/>
    </style:style>
    <style:style style:name="P63" style:family="paragraph" style:parent-style-name="Table_20_Contents" style:list-style-name="L63">
      <style:text-properties fo:font-weight="normal" officeooo:rsid="00250623" officeooo:paragraph-rsid="00250623" style:font-weight-asian="normal" style:font-weight-complex="normal"/>
    </style:style>
    <style:style style:name="P64" style:family="paragraph" style:parent-style-name="Table_20_Contents" style:list-style-name="L64">
      <style:text-properties fo:font-weight="normal" officeooo:rsid="00250623" officeooo:paragraph-rsid="00250623" style:font-weight-asian="normal" style:font-weight-complex="normal"/>
    </style:style>
    <style:style style:name="P65" style:family="paragraph" style:parent-style-name="Table_20_Contents" style:list-style-name="L67">
      <style:text-properties fo:font-weight="normal" officeooo:rsid="00250623" officeooo:paragraph-rsid="00250623" style:font-weight-asian="normal" style:font-weight-complex="normal"/>
    </style:style>
    <style:style style:name="P66" style:family="paragraph" style:parent-style-name="Table_20_Contents" style:list-style-name="L43">
      <style:text-properties officeooo:paragraph-rsid="00250623"/>
    </style:style>
    <style:style style:name="P67" style:family="paragraph" style:parent-style-name="Table_20_Contents" style:list-style-name="L44">
      <style:text-properties officeooo:paragraph-rsid="00250623"/>
    </style:style>
    <style:style style:name="P68" style:family="paragraph" style:parent-style-name="Table_20_Contents" style:list-style-name="L45">
      <style:text-properties officeooo:paragraph-rsid="00250623"/>
    </style:style>
    <style:style style:name="P69" style:family="paragraph" style:parent-style-name="Table_20_Contents" style:list-style-name="L46">
      <style:text-properties officeooo:paragraph-rsid="00250623"/>
    </style:style>
    <style:style style:name="P70" style:family="paragraph" style:parent-style-name="Table_20_Contents" style:list-style-name="L47">
      <style:text-properties officeooo:paragraph-rsid="00250623"/>
    </style:style>
    <style:style style:name="P71" style:family="paragraph" style:parent-style-name="Table_20_Contents" style:list-style-name="L48">
      <style:text-properties officeooo:paragraph-rsid="00250623"/>
    </style:style>
    <style:style style:name="P72" style:family="paragraph" style:parent-style-name="Table_20_Contents" style:list-style-name="L49">
      <style:text-properties officeooo:paragraph-rsid="00250623"/>
    </style:style>
    <style:style style:name="P73" style:family="paragraph" style:parent-style-name="Table_20_Contents" style:list-style-name="L50">
      <style:text-properties officeooo:paragraph-rsid="00250623"/>
    </style:style>
    <style:style style:name="P74" style:family="paragraph" style:parent-style-name="Table_20_Contents" style:list-style-name="L53">
      <style:text-properties officeooo:rsid="00250623" officeooo:paragraph-rsid="00250623"/>
    </style:style>
    <style:style style:name="P75" style:family="paragraph" style:parent-style-name="Table_20_Contents" style:list-style-name="L53">
      <style:text-properties officeooo:paragraph-rsid="00250623"/>
    </style:style>
    <style:style style:name="P76" style:family="paragraph" style:parent-style-name="Table_20_Contents" style:list-style-name="L54">
      <style:text-properties officeooo:paragraph-rsid="00250623"/>
    </style:style>
    <style:style style:name="P77" style:family="paragraph" style:parent-style-name="Table_20_Contents" style:list-style-name="L56">
      <style:text-properties officeooo:paragraph-rsid="00250623"/>
    </style:style>
    <style:style style:name="P78" style:family="paragraph" style:parent-style-name="Table_20_Contents" style:list-style-name="L57">
      <style:text-properties officeooo:paragraph-rsid="00250623"/>
    </style:style>
    <style:style style:name="P79" style:family="paragraph" style:parent-style-name="Table_20_Contents" style:list-style-name="L59">
      <style:text-properties officeooo:paragraph-rsid="00250623"/>
    </style:style>
    <style:style style:name="P80" style:family="paragraph" style:parent-style-name="Table_20_Contents" style:list-style-name="L60">
      <style:text-properties officeooo:paragraph-rsid="00250623"/>
    </style:style>
    <style:style style:name="P81" style:family="paragraph" style:parent-style-name="Table_20_Contents" style:list-style-name="L62">
      <style:text-properties officeooo:paragraph-rsid="00250623"/>
    </style:style>
    <style:style style:name="P82" style:family="paragraph" style:parent-style-name="Table_20_Contents" style:list-style-name="L65">
      <style:text-properties officeooo:paragraph-rsid="00250623"/>
    </style:style>
    <style:style style:name="P83" style:family="paragraph" style:parent-style-name="Table_20_Contents" style:list-style-name="L66">
      <style:text-properties officeooo:paragraph-rsid="00250623"/>
    </style:style>
    <style:style style:name="P84" style:family="paragraph" style:parent-style-name="Table_20_Contents" style:list-style-name="L68">
      <style:text-properties officeooo:paragraph-rsid="00250623"/>
    </style:style>
    <style:style style:name="T1" style:family="text">
      <style:text-properties officeooo:rsid="001edc4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edc4e"/>
    </style:style>
    <style:style style:name="T4" style:family="text">
      <style:text-properties style:text-underline-style="none" officeooo:rsid="001edc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1d46" style:font-weight-asian="bold" style:font-weight-complex="bold"/>
    </style:style>
    <style:style style:name="T7" style:family="text">
      <style:text-properties officeooo:rsid="0022846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062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 <text:span text:style-name="T1">tests</text:span></text:p>
      <text:p text:style-name="P2"><text:span text:style-name="T2">** </text:span><text:span text:style-name="T3">Issues</text:span><text:line-break/><text:span text:style-name="T4">How to refer to stories – by name? By main story idea? </text:span></text:p>
      <text:p text:style-name="P6"/>
      <text:p text:style-name="P4"><text:span text:style-name="T1">F</text:span>ree recall:</text:p>
      <text:p text:style-name="P3">Please summarize the ____ story using as many details as you can remember.</text:p>
      <text:p text:style-name="P3"/>
      <text:p text:style-name="P7">How much did you like this story?</text:p>
      <text:p text:style-name="P7"/>
      <text:p text:style-name="P7">Did you feel engaged with this story?</text:p>
      <text:p text:style-name="P7"/>
      <text:p text:style-name="P7">Have you ever heard this story before?</text:p>
      <text:p text:style-name="P5"/>
      <text:p text:style-name="P15"><text:span text:style-name="T6">C</text:span><text:span text:style-name="T5">ued/Forced Choice</text:span></text:p>
      <text:p text:style-name="P14">Slumlord</text:p>
      <text:p text:style-name="P8">Where did the narrator come from?</text:p>
      <text:list xml:id="list2659424107" text:style-name="L1">
        <text:list-item>
          <text:p text:style-name="P16">Carolina</text:p>
        </text:list-item>
        <text:list-item>
          <text:p text:style-name="P16">California</text:p>
        </text:list-item>
      </text:list>
      <text:p text:style-name="P8">Who told the narrator about an apartment for rent?</text:p>
      <text:list xml:id="list395494636" text:style-name="L2">
        <text:list-item>
          <text:p text:style-name="P17">A friend of the superintendent</text:p>
        </text:list-item>
        <text:list-item>
          <text:p text:style-name="P17">A friend of the narrator who lived in the building</text:p>
        </text:list-item>
      </text:list>
      <text:p text:style-name="P8">Where did the narrator put the key money?</text:p>
      <text:list xml:id="list4125557080" text:style-name="L3">
        <text:list-item>
          <text:p text:style-name="P18">In Bob’s mail box</text:p>
        </text:list-item>
        <text:list-item>
          <text:p text:style-name="P18">On Bob’s table</text:p>
        </text:list-item>
      </text:list>
      <text:p text:style-name="P8">For how long did the narrator live in the apartment?</text:p>
      <text:list xml:id="list3240322575" text:style-name="L4">
        <text:list-item>
          <text:p text:style-name="P19">3 years</text:p>
        </text:list-item>
        <text:list-item>
          <text:p text:style-name="P19">10 years</text:p>
        </text:list-item>
      </text:list>
      <text:p text:style-name="P8">What does Bob own in Brazil?</text:p>
      <text:list xml:id="list1833575884" text:style-name="L5">
        <text:list-item>
          <text:p text:style-name="P20">5 limousines</text:p>
        </text:list-item>
        <text:list-item>
          <text:p text:style-name="P20">5 ranches</text:p>
        </text:list-item>
      </text:list>
      <text:p text:style-name="P8">Why did Bob say he had left Brazil?</text:p>
      <text:list xml:id="list3916288593" text:style-name="L6">
        <text:list-item>
          <text:p text:style-name="P21">Brazil was too stressful which was bad for his health</text:p>
        </text:list-item>
        <text:list-item>
          <text:p text:style-name="P21">He would be arrested if he went back to Brazil</text:p>
        </text:list-item>
      </text:list>
      <text:p text:style-name="P8">Why does Bob say he can kill anyone in Brazil?</text:p>
      <text:list xml:id="list2123291589" text:style-name="L7">
        <text:list-item>
          <text:p text:style-name="P22">Because it is written into the constitution</text:p>
        </text:list-item>
        <text:list-item>
          <text:p text:style-name="P22">Because he is the head of the mafia</text:p>
        </text:list-item>
      </text:list>
      <text:p text:style-name="P8"><text:s/>Why did Alan and Bob conspire to kill someone?</text:p>
      <text:list xml:id="list2574789543" text:style-name="L8">
        <text:list-item>
          <text:p text:style-name="P23">The person was going to get money from Alan</text:p>
        </text:list-item>
        <text:list-item>
          <text:p text:style-name="P23">The person was going to get money from Bob</text:p>
        </text:list-item>
      </text:list>
      <text:p text:style-name="P8">Who was the person who Alan and <text:span text:style-name="T7">B</text:span>ob conspired to kill?</text:p>
      <text:list xml:id="list3783642987" text:style-name="L9">
        <text:list-item>
          <text:p text:style-name="P24">Alan’s ex-wife</text:p>
        </text:list-item>
        <text:list-item>
          <text:p text:style-name="P24">Alan’s sister’s ex-husband</text:p>
        </text:list-item>
      </text:list>
      <text:p text:style-name="P8">How was the person killed?</text:p>
      <text:list xml:id="list3079092757" text:style-name="L10">
        <text:list-item>
          <text:p text:style-name="P25">Shot by Bob</text:p>
        </text:list-item>
        <text:list-item>
          <text:p text:style-name="P25">Shot by a hit man</text:p>
        </text:list-item>
      </text:list>
      <text:p text:style-name="P9">Why did the narrator think Alan would lose the court case against the grandmothers?</text:p>
      <text:list xml:id="list675061717" text:style-name="L11">
        <text:list-item>
          <text:p text:style-name="P26">Alan was going to appear racist in court</text:p>
        </text:list-item>
        <text:list-item>
          <text:p text:style-name="P26">Alan was not going to be able to prove he had fixed the grandmother’s apartments</text:p>
        </text:list-item>
      </text:list>
      <text:p text:style-name="P9">How did the narrator find out that Alan had gone to prison?</text:p>
      <text:list xml:id="list2268594881" text:style-name="L12">
        <text:list-item>
          <text:p text:style-name="P27"><text:soft-page-break/>He saw an article in the newspaper</text:p>
        </text:list-item>
        <text:list-item>
          <text:p text:style-name="P27">The other tenants told him</text:p>
        </text:list-item>
      </text:list>
      <text:p text:style-name="P9">What was Bob’s role at the apartment building?</text:p>
      <text:list xml:id="list536092919" text:style-name="L13">
        <text:list-item>
          <text:p text:style-name="P28">He owned the building</text:p>
        </text:list-item>
        <text:list-item>
          <text:p text:style-name="P28">He was the superintendent</text:p>
        </text:list-item>
      </text:list>
      <text:p text:style-name="P9">Why did Bob rat out Alan?</text:p>
      <text:list xml:id="list1501850028" text:style-name="L14">
        <text:list-item>
          <text:p text:style-name="P29">He was trying to protect Alan</text:p>
        </text:list-item>
        <text:list-item>
          <text:p text:style-name="P29">He was afraid of being accused of the murder</text:p>
        </text:list-item>
      </text:list>
      <text:p text:style-name="P9">Why did Alan want to kill the narrator?</text:p>
      <text:list xml:id="list3066467860" text:style-name="L15">
        <text:list-item>
          <text:p text:style-name="P30">He was causing Alan trouble with the other tenants</text:p>
        </text:list-item>
        <text:list-item>
          <text:p text:style-name="P30">He had a conspiracy with Bob</text:p>
        </text:list-item>
      </text:list>
      <text:p text:style-name="P9">Where does the narrator work now?</text:p>
      <text:list xml:id="list486382797" text:style-name="L16">
        <text:list-item>
          <text:p text:style-name="P31">The New York times</text:p>
        </text:list-item>
        <text:list-item>
          <text:p text:style-name="P31">NYPD</text:p>
        </text:list-item>
      </text:list>
      <text:p text:style-name="P10"/>
      <text:p text:style-name="P10">Vodka</text:p>
      <text:p text:style-name="P12">What was the main character’s name? </text:p>
      <text:list xml:id="list2455149449" text:style-name="L17">
        <text:list-item>
          <text:p text:style-name="P32">Rachel</text:p>
        </text:list-item>
        <text:list-item>
          <text:p text:style-name="P32">Ronda</text:p>
        </text:list-item>
      </text:list>
      <text:p text:style-name="P12">Who did Rachel ask advice from? </text:p>
      <text:list xml:id="list3597469843" text:style-name="L18">
        <text:list-item>
          <text:p text:style-name="P33">Her mother</text:p>
        </text:list-item>
        <text:list-item>
          <text:p text:style-name="P33">Her sister</text:p>
        </text:list-item>
      </text:list>
      <text:p text:style-name="P12">Did Rachel like asking advice from her mom?</text:p>
      <text:list xml:id="list528939417" text:style-name="L19">
        <text:list-item>
          <text:p text:style-name="P34">Yes</text:p>
        </text:list-item>
        <text:list-item>
          <text:p text:style-name="P34">No</text:p>
        </text:list-item>
      </text:list>
      <text:p text:style-name="P12">How long did Rachel’s labor take? </text:p>
      <text:list xml:id="list377275121" text:style-name="L20">
        <text:list-item>
          <text:p text:style-name="P35">2 hours</text:p>
        </text:list-item>
        <text:list-item>
          <text:p text:style-name="P35">7 hours</text:p>
        </text:list-item>
      </text:list>
      <text:p text:style-name="P12">What was the name of the program Rachel participated in? </text:p>
      <text:list xml:id="list3360344076" text:style-name="L21">
        <text:list-item>
          <text:p text:style-name="P36">‘American Idol’ </text:p>
        </text:list-item>
        <text:list-item>
          <text:p text:style-name="P36">‘The Voice’</text:p>
        </text:list-item>
      </text:list>
      <text:p text:style-name="P12">Was Rachel’s mom proud of her? </text:p>
      <text:list xml:id="list2232714706" text:style-name="L22">
        <text:list-item>
          <text:p text:style-name="P37">Yes</text:p>
        </text:list-item>
        <text:list-item>
          <text:p text:style-name="P37">No</text:p>
        </text:list-item>
      </text:list>
      <text:p text:style-name="P12">To whom did Rachel’s mom suggest her not to go? </text:p>
      <text:list xml:id="list375632384" text:style-name="L23">
        <text:list-item>
          <text:p text:style-name="P38">Psychic</text:p>
        </text:list-item>
        <text:list-item>
          <text:p text:style-name="P38">Psychologist</text:p>
        </text:list-item>
      </text:list>
      <text:p text:style-name="P12">What was Rachel’s criterion to select the psychic? </text:p>
      <text:list xml:id="list918513145" text:style-name="L24">
        <text:list-item>
          <text:p text:style-name="P39">Best and nearest</text:p>
        </text:list-item>
        <text:list-item>
          <text:p text:style-name="P39">Best and cheapest</text:p>
        </text:list-item>
      </text:list>
      <text:p text:style-name="P12">What was the name of the psychic? </text:p>
      <text:list xml:id="list3098697178" text:style-name="L25">
        <text:list-item>
          <text:p text:style-name="P40">Hermione</text:p>
        </text:list-item>
        <text:list-item>
          <text:p text:style-name="P40">Dorothy</text:p>
        </text:list-item>
      </text:list>
      <text:p text:style-name="P12">What did Jasmine do in addition to fortune telling? <text:s/></text:p>
      <text:list xml:id="list3608103625" text:style-name="L26">
        <text:list-item>
          <text:p text:style-name="P41">Pedicure</text:p>
        </text:list-item>
        <text:list-item>
          <text:p text:style-name="P41">Manicure</text:p>
        </text:list-item>
      </text:list>
      <text:p text:style-name="P12">What was Rachel’s favorite book? </text:p>
      <text:list xml:id="list2123939289" text:style-name="L27">
        <text:list-item>
          <text:p text:style-name="P42">“Harry Potter”</text:p>
        </text:list-item>
        <text:list-item>
          <text:p text:style-name="P42">“Wizard of Oz” </text:p>
        </text:list-item>
      </text:list>
      <text:p text:style-name="P12"><text:soft-page-break/>What was Rachel’s fake name?</text:p>
      <text:list xml:id="list429516454" text:style-name="L28">
        <text:list-item>
          <text:p text:style-name="P43">Ms.Monroe</text:p>
        </text:list-item>
        <text:list-item>
          <text:p text:style-name="P43">Ms.Moses</text:p>
        </text:list-item>
      </text:list>
      <text:p text:style-name="P12">Did Hermione resemble a magician? </text:p>
      <text:list xml:id="list355585177" text:style-name="L29">
        <text:list-item>
          <text:p text:style-name="P44">Yes</text:p>
        </text:list-item>
        <text:list-item>
          <text:p text:style-name="P44">No</text:p>
        </text:list-item>
      </text:list>
      <text:p text:style-name="P12">What day did Hermione love? </text:p>
      <text:list xml:id="list1401097346" text:style-name="L30">
        <text:list-item>
          <text:p text:style-name="P45">Tuesdays</text:p>
        </text:list-item>
        <text:list-item>
          <text:p text:style-name="P45">Wednesdays</text:p>
        </text:list-item>
      </text:list>
      <text:p text:style-name="P12">In which industry had Rachel worked? </text:p>
      <text:list xml:id="list1526956963" text:style-name="L31">
        <text:list-item>
          <text:p text:style-name="P46">Phone book industry</text:p>
        </text:list-item>
        <text:list-item>
          <text:p text:style-name="P46">Toilet paper industry </text:p>
        </text:list-item>
      </text:list>
      <text:p text:style-name="P12">What did Rachel answer Hermione regarding what’s bothering her? </text:p>
      <text:list xml:id="list1175551133" text:style-name="L32">
        <text:list-item>
          <text:p text:style-name="P47">She couldn’t stop thinking about Simon</text:p>
        </text:list-item>
        <text:list-item>
          <text:p text:style-name="P47">She couldn’t stop blaming her mother</text:p>
        </text:list-item>
      </text:list>
      <text:p text:style-name="P12">Rachel was afraid she will panic during what? </text:p>
      <text:list xml:id="list1605805746" text:style-name="L33">
        <text:list-item>
          <text:p text:style-name="P48">‘American Idol’ final</text:p>
        </text:list-item>
        <text:list-item>
          <text:p text:style-name="P48">‘American Idol’ audition</text:p>
        </text:list-item>
      </text:list>
      <text:p text:style-name="P12">Hermione asked Rachel if she liked what?</text:p>
      <text:list xml:id="list1176454027" text:style-name="L34">
        <text:list-item>
          <text:p text:style-name="P50">Vodka</text:p>
        </text:list-item>
        <text:list-item>
          <text:p text:style-name="P50">Chocolate</text:p>
        </text:list-item>
      </text:list>
      <text:p text:style-name="P12">What did Hermione use in order to tell Rachel her fortune?</text:p>
      <text:list xml:id="list577215953" text:style-name="L35">
        <text:list-item>
          <text:p text:style-name="P51">A tiny vodka bottle</text:p>
        </text:list-item>
        <text:list-item>
          <text:p text:style-name="P51">a clear crystal ball</text:p>
        </text:list-item>
      </text:list>
      <text:p text:style-name="P12">When Rachel woke up from Hermione’s therapy, she felt like she could use: </text:p>
      <text:list xml:id="list2853079429" text:style-name="L36">
        <text:list-item>
          <text:p text:style-name="P52">a good pedicure session</text:p>
        </text:list-item>
        <text:list-item>
          <text:p text:style-name="P52">a good massage session</text:p>
        </text:list-item>
      </text:list>
      <text:p text:style-name="P12">How did Rachel feel when she left Hermione’s clinic? </text:p>
      <text:list xml:id="list2868034288" text:style-name="L37">
        <text:list-item>
          <text:p text:style-name="P53">Very bad</text:p>
        </text:list-item>
        <text:list-item>
          <text:p text:style-name="P53">Very good</text:p>
        </text:list-item>
      </text:list>
      <text:p text:style-name="P12">Who went with Rachel to the finals? </text:p>
      <text:list xml:id="list1342310626" text:style-name="L38">
        <text:list-item>
          <text:p text:style-name="P54">Her mom</text:p>
        </text:list-item>
        <text:list-item>
          <text:p text:style-name="P54">Her sister</text:p>
        </text:list-item>
      </text:list>
      <text:p text:style-name="P12">What was Simon doing when Rachel arrived at the studios? </text:p>
      <text:list xml:id="list3469626237" text:style-name="L39">
        <text:list-item>
          <text:p text:style-name="P55">Staring at his feet</text:p>
        </text:list-item>
        <text:list-item>
          <text:p text:style-name="P55">Staring at his watch</text:p>
        </text:list-item>
      </text:list>
      <text:p text:style-name="P12">Where did Simon say he had to go?</text:p>
      <text:list xml:id="list3917215532" text:style-name="L40">
        <text:list-item>
          <text:p text:style-name="P56">Dressing room</text:p>
        </text:list-item>
        <text:list-item>
          <text:p text:style-name="P56">Men’s room</text:p>
        </text:list-item>
      </text:list>
      <text:p text:style-name="P12">Did Rachel think the meeting with Simon went well? </text:p>
      <text:list xml:id="list4268721215" text:style-name="L41">
        <text:list-item>
          <text:p text:style-name="P57">No </text:p>
        </text:list-item>
        <text:list-item>
          <text:p text:style-name="P57">Yes</text:p>
        </text:list-item>
      </text:list>
      <text:p text:style-name="P12">Why did Rachel had a focus problem? </text:p>
      <text:list xml:id="list2685110861" text:style-name="L42">
        <text:list-item>
          <text:p text:style-name="P58">Because she “replaced” Simon with vodka and got drunk</text:p>
        </text:list-item>
        <text:list-item>
          <text:p text:style-name="P58">because she was depressed</text:p>
        </text:list-item>
      </text:list>
      <text:p text:style-name="P12"/>
      <text:p text:style-name="P11">Green My Eyes</text:p>
      <text:p text:style-name="P60">What was the girl doing when the phone rang? </text:p>
      <text:list xml:id="list2514333715" text:style-name="L43">
        <text:list-item>
          <text:p text:style-name="P66"><text:span text:style-name="T9">Lying on the bed</text:span></text:p>
        </text:list-item>
        <text:list-item>
          <text:p text:style-name="P66"><text:soft-page-break/><text:span text:style-name="T9">sitting in a chair</text:span></text:p>
        </text:list-item>
      </text:list>
      <text:p text:style-name="P60">What was the gray-haired man’s name? </text:p>
      <text:list xml:id="list1749620122" text:style-name="L44">
        <text:list-item>
          <text:p text:style-name="P67"><text:span text:style-name="T9">Lee</text:span></text:p>
        </text:list-item>
        <text:list-item>
          <text:p text:style-name="P67"><text:span text:style-name="T9">Louis</text:span></text:p>
        </text:list-item>
      </text:list>
      <text:p text:style-name="P60">What was the second man’s name? </text:p>
      <text:list xml:id="list1961450251" text:style-name="L45">
        <text:list-item>
          <text:p text:style-name="P68"><text:span text:style-name="T9">Arthur</text:span></text:p>
        </text:list-item>
        <text:list-item>
          <text:p text:style-name="P68"><text:span text:style-name="T9">Alan</text:span></text:p>
        </text:list-item>
      </text:list>
      <text:p text:style-name="P60">What was Arthur’s wife name? <text:s/></text:p>
      <text:list xml:id="list1565210578" text:style-name="L46">
        <text:list-item>
          <text:p text:style-name="P69"><text:span text:style-name="T9">Joanie</text:span></text:p>
        </text:list-item>
        <text:list-item>
          <text:p text:style-name="P69"><text:span text:style-name="T9">Jenny</text:span></text:p>
        </text:list-item>
      </text:list>
      <text:p text:style-name="P60">What was Lee’s girlfriend name? <text:s text:c="2"/></text:p>
      <text:list xml:id="list4024543724" text:style-name="L47">
        <text:list-item>
          <text:p text:style-name="P70"><text:span text:style-name="T9">Joanie</text:span></text:p>
        </text:list-item>
        <text:list-item>
          <text:p text:style-name="P70"><text:span text:style-name="T9">Rose</text:span></text:p>
        </text:list-item>
      </text:list>
      <text:p text:style-name="P60">Why did Arthur call Lee? </text:p>
      <text:list xml:id="list424534773" text:style-name="L48">
        <text:list-item>
          <text:p text:style-name="P71"><text:span text:style-name="T9">Because Joanie didn’t come home, and he wanted to know if Lee noticed when she left</text:span></text:p>
        </text:list-item>
        <text:list-item>
          <text:p text:style-name="P71"><text:span text:style-name="T9">Because Joanie didn’t come home, and he wanted to know if she was at Lee’s house</text:span></text:p>
        </text:list-item>
      </text:list>
      <text:p text:style-name="P60">Why was Arthur worried? </text:p>
      <text:list xml:id="list1372005392" text:style-name="L49">
        <text:list-item>
          <text:p text:style-name="P72"><text:span text:style-name="T9">Because he thought Joanie was cheating on him</text:span></text:p>
        </text:list-item>
        <text:list-item>
          <text:p text:style-name="P72"><text:span text:style-name="T9">Because he thought Joanie was drunk </text:span></text:p>
        </text:list-item>
      </text:list>
      <text:p text:style-name="P60">How did Lee try to calm Arthur regarding Joanie?</text:p>
      <text:list xml:id="list3302068542" text:style-name="L50">
        <text:list-item>
          <text:p text:style-name="P73"><text:span text:style-name="T9">He said that Joanie probably went with the Ellenbogens to another place</text:span></text:p>
        </text:list-item>
        <text:list-item>
          <text:p text:style-name="P73"><text:span text:style-name="T9">He said that Joanie probably didn’t find a cab and waited for a ride back home</text:span></text:p>
        </text:list-item>
      </text:list>
      <text:p text:style-name="P60">How many years were Arthur and Joanie together? </text:p>
      <text:list xml:id="list3949546037" text:style-name="L53">
        <text:list-item>
          <text:p text:style-name="P75"><text:span text:style-name="T9">Five</text:span></text:p>
        </text:list-item>
        <text:list-item>
          <text:p text:style-name="P74"><text:span text:style-name="T9">F</text:span><text:span text:style-name="T8">ifteen</text:span></text:p>
        </text:list-item>
      </text:list>
      <text:p text:style-name="P60">What did Lee advise Arthur to do? </text:p>
      <text:list xml:id="list1050190338" text:style-name="L54">
        <text:list-item>
          <text:p text:style-name="P76"><text:span text:style-name="T9">To get in bed and relax</text:span></text:p>
        </text:list-item>
        <text:list-item>
          <text:p text:style-name="P76"><text:span text:style-name="T9">to keep calling the Ellenbogens</text:span></text:p>
        </text:list-item>
      </text:list>
      <text:p text:style-name="P60">What did Lee think was Arthur’s problem? </text:p>
      <text:list xml:id="list649113553" text:style-name="L57">
        <text:list-item>
          <text:p text:style-name="P78"><text:span text:style-name="T9">That he was torturing himself and being paranoid</text:span></text:p>
        </text:list-item>
        <text:list-item>
          <text:p text:style-name="P78"><text:span text:style-name="T9">That he was drinking too much and losing his judgment.</text:span></text:p>
        </text:list-item>
      </text:list>
      <text:p text:style-name="P60">What did Lee think about Joanie? </text:p>
      <text:list xml:id="list1024388606" text:style-name="L58">
        <text:list-item>
          <text:p text:style-name="P61">That she was wonderful and smart</text:p>
        </text:list-item>
        <text:list-item>
          <text:p text:style-name="P61">That she was beautiful and superficial</text:p>
        </text:list-item>
      </text:list>
      <text:p text:style-name="P60">Did Arthur think Joanie was smart? </text:p>
      <text:list xml:id="list3584970872" text:style-name="L59">
        <text:list-item>
          <text:p text:style-name="P79"><text:span text:style-name="T9">No</text:span></text:p>
        </text:list-item>
        <text:list-item>
          <text:p text:style-name="P79"><text:span text:style-name="T9">Yes</text:span></text:p>
        </text:list-item>
      </text:list>
      <text:p text:style-name="P60">What did Joanie buy Arthur once? </text:p>
      <text:list xml:id="list3593249987" text:style-name="L60">
        <text:list-item>
          <text:p text:style-name="P80"><text:span text:style-name="T9">A suit</text:span></text:p>
        </text:list-item>
        <text:list-item>
          <text:p text:style-name="P80"><text:span text:style-name="T9">A watch</text:span></text:p>
        </text:list-item>
      </text:list>
      <text:p text:style-name="P60">What did Arthur ask Lee towards the end of the conversation? </text:p>
      <text:list xml:id="list2461696880" text:style-name="L61">
        <text:list-item>
          <text:p text:style-name="P62">If he could come over to Lee’s place</text:p>
        </text:list-item>
        <text:list-item>
          <text:p text:style-name="P62">If Lee could come over to Arthur’s home.</text:p>
        </text:list-item>
      </text:list>
      <text:p text:style-name="P60">What did Lee answer? </text:p>
      <text:list xml:id="list1954445601" text:style-name="L62">
        <text:list-item>
          <text:p text:style-name="P81"><text:span text:style-name="T9">That it was better for Arthur to be there, when Joanie comes back home</text:span></text:p>
        </text:list-item>
        <text:list-item>
          <text:p text:style-name="P81"><text:span text:style-name="T9">That he was tired, and rather go to sleep.</text:span></text:p>
        </text:list-item>
      </text:list>
      <text:p text:style-name="P60">Did Lee want Arthur to come over? </text:p>
      <text:list xml:id="list275337146" text:style-name="L63">
        <text:list-item>
          <text:p text:style-name="P63">No</text:p>
        </text:list-item>
        <text:list-item>
          <text:p text:style-name="P63">Yes </text:p>
        </text:list-item>
      </text:list>
      <text:p text:style-name="P60"><text:soft-page-break/>What did the girl ask after Lee hung up? </text:p>
      <text:list xml:id="list2715640665" text:style-name="L64">
        <text:list-item>
          <text:p text:style-name="P64">“What did he say?”</text:p>
        </text:list-item>
        <text:list-item>
          <text:p text:style-name="P64">“What’s wrong with him?”</text:p>
        </text:list-item>
      </text:list>
      <text:p text:style-name="P60">What did the girl think about how Lee handled the situation? </text:p>
      <text:list xml:id="list91518427" text:style-name="L65">
        <text:list-item>
          <text:p text:style-name="P82"><text:span text:style-name="T9">That he handled it very well</text:span></text:p>
        </text:list-item>
        <text:list-item>
          <text:p text:style-name="P82"><text:span text:style-name="T9">That he should have been more assertive.</text:span></text:p>
        </text:list-item>
      </text:list>
      <text:p text:style-name="P60">What did Arthur tell Lee in the second phone call? </text:p>
      <text:list xml:id="list4284668617" text:style-name="L66">
        <text:list-item>
          <text:p text:style-name="P83"><text:span text:style-name="T9">That Joanie just came home</text:span></text:p>
        </text:list-item>
        <text:list-item>
          <text:p text:style-name="P83"><text:span text:style-name="T9">That he wanted to come over.</text:span></text:p>
        </text:list-item>
      </text:list>
      <text:p text:style-name="P60">How did Lee react? </text:p>
      <text:list xml:id="list1959858600" text:style-name="L67">
        <text:list-item>
          <text:p text:style-name="P65">He seemed troubled</text:p>
        </text:list-item>
        <text:list-item>
          <text:p text:style-name="P65">He was relieved</text:p>
        </text:list-item>
      </text:list>
      <text:p text:style-name="P60">What did Arthur say about why Joanie had come back home so late? </text:p>
      <text:list xml:id="list818554811" text:style-name="L68">
        <text:list-item>
          <text:p text:style-name="P84"><text:span text:style-name="T9">She went to drink and help her friends</text:span></text:p>
        </text:list-item>
        <text:list-item>
          <text:p text:style-name="P84"><text:span text:style-name="T9">She was with another men.</text:span></text:p>
        </text:list-item>
      </text:list>
      <text:p text:style-name="P13"/>
      <text:p text:style-name="P11">Pieman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okman Old Style" svg:font-family="'Bookman Old Style', 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05:17.414000000</meta:creation-date>
    <dc:date>2018-04-10T13:35:48.357000000</dc:date>
    <meta:editing-duration>PT44M56S</meta:editing-duration>
    <meta:editing-cycles>7</meta:editing-cycles>
    <meta:generator>LibreOffice/5.3.7.2$Windows_X86_64 LibreOffice_project/6b8ed514a9f8b44d37a1b96673cbbdd077e24059</meta:generator>
    <meta:document-statistic meta:table-count="0" meta:image-count="0" meta:object-count="0" meta:page-count="5" meta:paragraph-count="204" meta:word-count="1206" meta:character-count="5866" meta:non-whitespace-character-count="4937"/>
  </office:meta>
</office:document-meta>
</file>